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1.571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style:font-name="Times New Roman" fo:font-size="14pt" fo:font-style="italic" style:text-underline-style="solid" style:text-underline-width="auto" style:text-underline-color="font-color" fo:font-weight="bold" officeooo:rsid="0015ca37" officeooo:paragraph-rsid="0015ca37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 style:font-weight-complex="bold"/>
    </style:style>
    <style:style style:name="P11" style:family="paragraph" style:parent-style-name="Standard">
      <style:text-properties style:font-name="Times New Roman" fo:font-size="14pt" fo:font-style="normal" style:text-underline-style="none" fo:font-weight="normal" officeooo:rsid="0015ca37" officeooo:paragraph-rsid="0015ca3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Times New Roman" fo:font-size="14pt" fo:font-style="normal" style:text-underline-style="none" fo:font-weight="normal" officeooo:rsid="0015ca37" officeooo:paragraph-rsid="0016569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Times New Roman" fo:font-size="14pt" fo:font-style="normal" style:text-underline-style="none" fo:font-weight="normal" officeooo:rsid="0016569b" officeooo:paragraph-rsid="0016569b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14pt" fo:font-style="normal" style:text-underline-style="none" fo:font-weight="normal" officeooo:rsid="00170e8b" officeooo:paragraph-rsid="00170e8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Table_20_Contents">
      <style:text-properties style:font-name="Times New Roman" fo:font-size="14pt" officeooo:rsid="0016569b" officeooo:paragraph-rsid="0016569b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16569b" officeooo:paragraph-rsid="0016569b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170e8b" officeooo:paragraph-rsid="00170e8b" style:font-size-asian="14pt" style:font-size-complex="14pt"/>
    </style:style>
    <style:style style:name="P20" style:family="paragraph" style:parent-style-name="Standard" style:master-page-name="MP0">
      <style:paragraph-properties style:page-number="auto" fo:break-before="page"/>
      <style:text-properties style:font-name="Times New Roman" fo:font-size="14pt" style:font-size-asian="14pt" style:font-size-complex="14pt"/>
    </style:style>
    <style:style style:name="P21" style:family="paragraph" style:parent-style-name="Standard" style:list-style-name="L1"/>
    <style:style style:name="P22" style:family="paragraph" style:parent-style-name="Standard">
      <style:text-properties style:font-name="Times New Roman" fo:font-size="14pt" fo:font-style="normal" style:text-underline-style="none" fo:font-weight="normal" officeooo:rsid="0016569b" officeooo:paragraph-rsid="0016569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Times New Roman" fo:font-size="14pt" fo:font-style="normal" style:text-underline-style="none" fo:font-weight="normal" officeooo:rsid="0015ca37" officeooo:paragraph-rsid="001fba07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Times New Roman" fo:font-size="14pt" fo:font-style="normal" style:text-underline-style="none" fo:font-weight="normal" officeooo:rsid="0020dd8c" officeooo:paragraph-rsid="0020dd8c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Times New Roman1" fo:font-size="14pt" fo:font-style="normal" style:text-underline-style="none" fo:font-weight="normal" officeooo:rsid="00170e8b" officeooo:paragraph-rsid="00170e8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style:text-properties style:font-name="Times New Roman1" fo:font-size="14pt" fo:font-style="normal" style:text-underline-style="none" fo:font-weight="normal" officeooo:rsid="001fba07" officeooo:paragraph-rsid="001fba07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Standard">
      <style:text-properties style:font-name="Times New Roman1" fo:font-size="14pt" fo:font-style="normal" style:text-underline-style="solid" style:text-underline-width="auto" style:text-underline-color="font-color" fo:font-weight="bold" officeooo:rsid="001fba07" officeooo:paragraph-rsid="001fba07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fo:language="ru" fo:country="RU" officeooo:rsid="001b0d0d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officeooo:rsid="00189525"/>
    </style:style>
    <style:style style:name="T6" style:family="text">
      <style:text-properties officeooo:rsid="001975d6"/>
    </style:style>
    <style:style style:name="T7" style:family="text">
      <style:text-properties officeooo:rsid="001b2453"/>
    </style:style>
    <style:style style:name="T8" style:family="text">
      <style:text-properties fo:font-style="italic" style:text-underline-style="solid" style:text-underline-width="auto" style:text-underline-color="font-color" fo:font-weight="bold" officeooo:rsid="0016569b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1fba07" style:font-style-asian="italic" style:font-weight-asian="bold" style:font-style-complex="italic" style:font-weight-complex="bold"/>
    </style:style>
    <style:style style:name="T10" style:family="text">
      <style:text-properties officeooo:rsid="0020dd8c"/>
    </style:style>
    <style:style style:name="fr1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/>
      <text:p text:style-name="P3">Національний технічний університет України</text:p>
      <text:p text:style-name="P3">“Київський політехнічний інститут імені Ігоря Сікорського”</text:p>
      <text:p text:style-name="P5">Факультет інформатики та обчислювальної техніки</text:p>
      <text:p text:style-name="P5">Кафедра обчислювальної техніки</text:p>
      <text:p text:style-name="P5">Алгоритми та структури даних</text:p>
      <text:p text:style-name="P5">Лабораторна робота №1</text:p>
      <text:p text:style-name="P5">“Розгалужені оператори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Виконав:</text:p>
      <text:p text:style-name="P6">студент групи ІВ-71</text:p>
      <text:p text:style-name="P6">Мазан Я. В.</text:p>
      <text:p text:style-name="P6">Залікова книжка №<text:span text:style-name="T6">ІВ-</text:span>7109</text:p>
      <text:p text:style-name="P6">Перевірив Сергієнко <text:span text:style-name="T5">Анатолій Михайлович</text:span></text:p>
      <text:p text:style-name="P6"/>
      <text:p text:style-name="P6"/>
      <text:p text:style-name="P6"/>
      <text:p text:style-name="P5">Київ, 2017р.</text:p>
      <text:p text:style-name="P1"><text:span text:style-name="Default_20_Paragraph_20_Font"><text:span text:style-name="T1">Тема:</text:span></text:span><text:span text:style-name="Default_20_Paragraph_20_Font"><text:span text:style-name="T2"> “Розгалужені алгоритми”</text:span></text:span></text:p>
      <text:p text:style-name="Standard"><text:span text:style-name="Default_20_Paragraph_20_Font"><text:span text:style-name="T1">Мета:</text:span></text:span><text:span text:style-name="Default_20_Paragraph_20_Font"><text:span text:style-name="T2"> засвоїти теоретичний матеріал та набути практичних навичок використання керуючих конструкцій розгалуження та булевих (логічних) операцій.</text:span></text:span></text:p>
      <text:p text:style-name="P8">Загальне завдання:</text:p>
      <text:list xml:id="list2389228437" text:style-name="L1">
        <text:list-item>
          <text:p text:style-name="P21"><text:span text:style-name="Default_20_Paragraph_20_Font"><text:span text:style-name="T2">Задано дійсне число </text:span></text:span><text:span text:style-name="Default_20_Paragraph_20_Font"><text:span text:style-name="T4">x</text:span></text:span><text:span text:style-name="Default_20_Paragraph_20_Font"><text:span text:style-name="T2">. Визначити значення заданої за варіантом кус</text:span></text:span><text:span text:style-name="Default_20_Paragraph_20_Font"><text:span text:style-name="T3">ково</text:span></text:span><text:span text:style-name="Default_20_Paragraph_20_Font"><text:span text:style-name="T2">-</text:span></text:span><text:span text:style-name="Default_20_Paragraph_20_Font"><text:span text:style-name="T3">не</text:span></text:span><text:span text:style-name="Default_20_Paragraph_20_Font"><text:span text:style-name="T2">перервної функції </text:span></text:span><text:span text:style-name="Default_20_Paragraph_20_Font"><text:span text:style-name="T4">y</text:span></text:span><text:span text:style-name="Default_20_Paragraph_20_Font"><text:span text:style-name="T2">(</text:span></text:span><text:span text:style-name="Default_20_Paragraph_20_Font"><text:span text:style-name="T4">x</text:span></text:span><text:span text:style-name="Default_20_Paragraph_20_Font"><text:span text:style-name="T2">), якщо вона існує, або вивести на екран повідомлення про неіснування функції для даного </text:span></text:span><text:span text:style-name="Default_20_Paragraph_20_Font"><text:span text:style-name="T4">x</text:span></text:span><text:span text:style-name="Default_20_Paragraph_20_Font"><text:span text:style-name="T2">.</text:span></text:span></text:p>
        </text:list-item>
        <text:list-item>
          <text:p text:style-name="P21"><text:span text:style-name="Default_20_Paragraph_20_Font"><text:span text:style-name="T2">Розв’язати задачу двома способами (написати дві програми):</text:span></text:span></text:p>
          <text:list>
            <text:list-item>
              <text:p text:style-name="P21"><text:span text:style-name="Default_20_Paragraph_20_Font"><text:span text:style-name="T2"><text:s/>В програмі дозволяється використовувати тільки одиничні операції порівняння та не дозволяється використовувати булеві (логічні) операції;</text:span></text:span></text:p>
            </text:list-item>
            <text:list-item>
              <text:p text:style-name="P21"><text:span text:style-name="Default_20_Paragraph_20_Font"><text:span text:style-name="T2">В програмі необхідно обов’язково використати булеві (логічні) операції; використання булевих операцій не повинно бути надлишковим.</text:span></text:span></text:p>
            </text:list-item>
          </text:list>
        </text:list-item>
      </text:list>
      <text:p text:style-name="P7">Індивідуальне завдання: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2" office:value-type="string">
            <text:p text:style-name="P14"><draw:frame draw:style-name="fr1" draw:name="1" text:anchor-type="as-char" svg:width="1.3335in" style:rel-width="scale" svg:height="0.3957in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15"><draw:frame draw:style-name="fr1" draw:name="2" text:anchor-type="as-char" svg:width="1.5311in" style:rel-width="scale" svg:height="0.198in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covered-table-cell/>
          <table:table-cell table:style-name="Table1.A1" office:value-type="string">
            <text:p text:style-name="P15"><draw:frame draw:style-name="fr1" draw:name="3" text:anchor-type="as-char" svg:width="0.8126in" style:rel-width="scale" svg:height="0.198in" style:rel-height="scale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10"/>
      <text:p text:style-name="P9">Тексти програм:</text:p>
      <text:p text:style-name="P11"/>
      <text:p text:style-name="P11">Програма 1 <text:span text:style-name="T7">(без використання логічних операцій)</text:span>:</text:p>
      <text:p text:style-name="P11"/>
      <text:p text:style-name="P24">#include &lt;stdio.h&gt;</text:p>
      <text:p text:style-name="P24">/* –9x3 <text:s/>+ 5x2, x ∈ (2,12] U (22,32) */</text:p>
      <text:p text:style-name="P24">/* <text:s text:c="2"/>– x2 <text:s/>– 12, x ∈ (– ∞, 0] */</text:p>
      <text:p text:style-name="P24"/>
      <text:p text:style-name="P24">int main()</text:p>
      <text:p text:style-name="P24">{<text:tab/></text:p>
      <text:p text:style-name="P24"><text:tab/>float x, y;</text:p>
      <text:p text:style-name="P24"><text:tab/>printf("Введіть x: ");</text:p>
      <text:p text:style-name="P24"><text:tab/>scanf("%f", &amp;x);</text:p>
      <text:p text:style-name="P24"><text:tab/>if (x &lt;= 0) {</text:p>
      <text:p text:style-name="P24"><text:tab/><text:tab/>y = -1*x*x-12;</text:p>
      <text:p text:style-name="P24"><text:tab/><text:tab/>printf ("%6f\n", y);</text:p>
      <text:p text:style-name="P24"><text:tab/>}</text:p>
      <text:p text:style-name="P24"><text:tab/>if (x&gt;0) {</text:p>
      <text:p text:style-name="P24"><text:tab/><text:tab/>if (x&gt;22) {</text:p>
      <text:p text:style-name="P24"><text:tab/><text:tab/><text:tab/>if (x&lt;32) {</text:p>
      <text:p text:style-name="P24"><text:tab/><text:tab/><text:tab/><text:tab/>y = -9*x*x*x+5*x*x;</text:p>
      <text:p text:style-name="P24"><text:tab/><text:tab/><text:tab/><text:tab/>printf ("%6f\n", y);</text:p>
      <text:p text:style-name="P24"><text:tab/><text:tab/><text:tab/><text:tab/>}</text:p>
      <text:p text:style-name="P24"><text:tab/><text:tab/><text:tab/>else {</text:p>
      <text:p text:style-name="P24"><text:soft-page-break/><text:tab/><text:tab/><text:tab/><text:tab/>printf ("\nЗначення, які ви ввели, не дозволяють провести обрахунок\n");</text:p>
      <text:p text:style-name="P24"><text:tab/><text:tab/><text:tab/>}</text:p>
      <text:p text:style-name="P24"><text:tab/><text:tab/><text:tab/><text:tab/>}</text:p>
      <text:p text:style-name="P24"><text:tab/><text:tab/>if (x&gt;2) {</text:p>
      <text:p text:style-name="P24"><text:tab/><text:tab/><text:tab/>if (x&lt;=12) {</text:p>
      <text:p text:style-name="P24"><text:tab/><text:tab/><text:tab/><text:tab/>y = -9*x*x*x+5*x*x;</text:p>
      <text:p text:style-name="P24"><text:tab/><text:tab/><text:tab/><text:tab/>printf ("%6f\n", y);</text:p>
      <text:p text:style-name="P24"><text:tab/><text:tab/><text:tab/><text:tab/>}</text:p>
      <text:p text:style-name="P24"><text:tab/><text:tab/>else {</text:p>
      <text:p text:style-name="P24"><text:tab/><text:tab/><text:tab/>printf ("\nЗначення, які ви ввели, не дозволяють провести обрахунок\n");</text:p>
      <text:p text:style-name="P24"><text:tab/><text:tab/><text:tab/><text:tab/>}</text:p>
      <text:p text:style-name="P24"><text:tab/><text:tab/><text:tab/>}</text:p>
      <text:p text:style-name="P24"><text:tab/>}</text:p>
      <text:p text:style-name="P24">}</text:p>
      <text:p text:style-name="P13"/>
      <text:p text:style-name="P12">Програма 2 (з використанням логічних операцій):</text:p>
      <text:p text:style-name="P24"/>
      <text:p text:style-name="P24">#include &lt;stdio.h&gt;</text:p>
      <text:p text:style-name="P24"/>
      <text:p text:style-name="P24">int main()</text:p>
      <text:p text:style-name="P24">{<text:tab/></text:p>
      <text:p text:style-name="P24"><text:tab/>float x, y;</text:p>
      <text:p text:style-name="P24"><text:tab/>printf("Введіть x: ");</text:p>
      <text:p text:style-name="P24"><text:tab/>scanf("%f", &amp;x);</text:p>
      <text:p text:style-name="P24"><text:tab/>if ((x &gt; 2 &amp;&amp; x &lt;=12) || (x &gt; 22 &amp;&amp; x &lt; 32)) {</text:p>
      <text:p text:style-name="P24"><text:tab/><text:tab/>y = -9*x*x*x+5*x*x;</text:p>
      <text:p text:style-name="P24"><text:tab/><text:tab/>printf ("%9f\n", y);</text:p>
      <text:p text:style-name="P24"><text:tab/>}</text:p>
      <text:p text:style-name="P24"><text:tab/>if (x &lt;= 0) {</text:p>
      <text:p text:style-name="P24"><text:tab/><text:tab/>y = -1*x*x-12;</text:p>
      <text:p text:style-name="P24"><text:tab/><text:tab/>printf ("%9f\n", y);</text:p>
      <text:p text:style-name="P24"><text:tab/>}</text:p>
      <text:p text:style-name="P24"><text:tab/>if ((x &gt; 0 &amp;&amp; x &lt;= 2) || (x &gt; 12 &amp;&amp; x &lt;= 22)) {</text:p>
      <text:p text:style-name="P24"><text:tab/><text:tab/>printf ("\nЗначення, які ви ввели, не дозволяють провести обрахунок\n");</text:p>
      <text:p text:style-name="P24"><text:tab/>}</text:p>
      <text:p text:style-name="P24"><text:tab/></text:p>
      <text:p text:style-name="P24">}</text:p>
      <text:p text:style-name="P23"><text:span text:style-name="T8"/></text:p>
      <text:p text:style-name="P23"><text:span text:style-name="T8">Результат </text:span><text:span text:style-name="T9">тестування програми</text:span><text:span text:style-name="T8">: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7">Вхідні дані</text:p>
          </table:table-cell>
          <table:table-cell table:style-name="Table2.A1" office:value-type="string">
            <text:p text:style-name="P17">Програма 1</text:p>
          </table:table-cell>
          <table:table-cell table:style-name="Table2.C1" office:value-type="string">
            <text:p text:style-name="P17">Програма 2</text:p>
          </table:table-cell>
        </table:table-row>
        <table:table-row>
          <table:table-cell table:style-name="Table2.A2" office:value-type="string">
            <text:p text:style-name="P18">-5</text:p>
          </table:table-cell>
          <table:table-cell table:style-name="Table2.A2" office:value-type="string">
            <text:p text:style-name="P19">-37.000000</text:p>
          </table:table-cell>
          <table:table-cell table:style-name="Table2.C2" office:value-type="string">
            <text:p text:style-name="P19">-37.000000</text:p>
          </table:table-cell>
        </table:table-row>
        <text:soft-page-break/>
        <table:table-row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6">―</text:p>
          </table:table-cell>
          <table:table-cell table:style-name="Table2.C2" office:value-type="string">
            <text:p text:style-name="P16">―</text:p>
          </table:table-cell>
        </table:table-row>
        <table:table-row>
          <table:table-cell table:style-name="Table2.A2" office:value-type="string">
            <text:p text:style-name="P18">9</text:p>
          </table:table-cell>
          <table:table-cell table:style-name="Table2.A2" office:value-type="string">
            <text:p text:style-name="P19">-6156.000000</text:p>
          </table:table-cell>
          <table:table-cell table:style-name="Table2.C2" office:value-type="string">
            <text:p text:style-name="P19">-6156.000000</text:p>
          </table:table-cell>
        </table:table-row>
        <table:table-row>
          <table:table-cell table:style-name="Table2.A2" office:value-type="string">
            <text:p text:style-name="P18">15</text:p>
          </table:table-cell>
          <table:table-cell table:style-name="Table2.A2" office:value-type="string">
            <text:p text:style-name="P16">―</text:p>
          </table:table-cell>
          <table:table-cell table:style-name="Table2.C2" office:value-type="string">
            <text:p text:style-name="P16">―</text:p>
          </table:table-cell>
        </table:table-row>
        <table:table-row>
          <table:table-cell table:style-name="Table2.A2" office:value-type="string">
            <text:p text:style-name="P18">25</text:p>
          </table:table-cell>
          <table:table-cell table:style-name="Table2.A2" office:value-type="string">
            <text:p text:style-name="P19">-137500.000000</text:p>
          </table:table-cell>
          <table:table-cell table:style-name="Table2.C2" office:value-type="string">
            <text:p text:style-name="P19">-137500.000000</text:p>
          </table:table-cell>
        </table:table-row>
        <table:table-row>
          <table:table-cell table:style-name="Table2.A2" office:value-type="string">
            <text:p text:style-name="P18">40</text:p>
          </table:table-cell>
          <table:table-cell table:style-name="Table2.A2" office:value-type="string">
            <text:p text:style-name="P16">―</text:p>
          </table:table-cell>
          <table:table-cell table:style-name="Table2.C2" office:value-type="string">
            <text:p text:style-name="P16">―</text:p>
          </table:table-cell>
        </table:table-row>
      </table:table>
      <text:p text:style-name="P13">Ключ:</text:p>
      <text:p text:style-name="P25">― — виведення повідомленння про неможливість обчислень</text:p>
      <text:p text:style-name="P25"/>
      <text:p text:style-name="P27">Висновок:</text:p>
      <text:p text:style-name="P26"/>
      <text:p text:style-name="P26"><text:tab/>Під час виконання даної лобораторної роботи я вивчив використання булевих логічних операцій та конструкцій розгалуження. <text:span text:style-name="T10">Програма працює коректно, правильно обраховуючи вихідні дані. Під час виконання лабораторної роботи проблем не виникл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Tahom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Tahom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9-21T19:56:00Z</meta:creation-date>
    <dc:date>2017-12-15T00:01:46.886397653</dc:date>
    <meta:editing-cycles>13</meta:editing-cycles>
    <meta:editing-duration>PT1H14M19S</meta:editing-duration>
    <meta:document-statistic meta:table-count="2" meta:image-count="0" meta:object-count="3" meta:page-count="4" meta:paragraph-count="105" meta:word-count="389" meta:character-count="2581" meta:non-whitespace-character-count="2195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n>9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sup>
                    <mi>x</mi>
                    <mn>2</mn>
                  </msup>
                  <mi>,</mi>
                  <mstyle mathvariant="italic">
                    <mtext> </mtext>
                  </mstyle>
                  <mstyle mathvariant="italic">
                    <mtext> </mtext>
                  </mstyle>
                </mrow>
              </mtd>
            </mtr>
            <mtr>
              <mtd>
                <mrow>
                  <mrow>
                    <msup>
                      <mrow>
                        <mo stretchy="false">−</mo>
                        <mi>x</mi>
                      </mrow>
                      <mn>2</mn>
                    </msup>
                    <mo stretchy="false">−</mo>
                    <mn>12</mn>
                  </mrow>
                  <mi>,</mi>
                  <mstyle mathvariant="italic">
                    <mtext> </mtext>
                  </mstyle>
                </mrow>
              </mtd>
            </mtr>
          </mtable>
        </mrow>
        <mo fence="true" stretchy="true">)</mo>
      </mrow>
    </mrow>
    <annotation encoding="StarMath 5.0">{y =left ( matrix {{- 9 x^3 + 5 x^2 , italic " " italic " "} ## {{-x}^2 - 12 , italic " "}} right )}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row>
          <mo fence="true" stretchy="true">(</mo>
          <mrow>
            <mrow>
              <mn>2</mn>
              <mi>;</mi>
              <mn>12</mn>
            </mrow>
          </mrow>
          <mo fence="true" stretchy="true">)</mo>
        </mrow>
        <mo stretchy="false">∪</mo>
        <mrow>
          <mo fence="true" stretchy="true">(</mo>
          <mrow>
            <mrow>
              <mn>22</mn>
              <mi>;</mi>
              <mn>32</mn>
            </mrow>
          </mrow>
          <mo fence="true" stretchy="true">)</mo>
        </mrow>
      </mrow>
    </mrow>
    <annotation encoding="StarMath 5.0">{x  in left ( {2 ; 12} right )   union left ( {22 ; 32} right )}</annotation>
  </semantics>
</math>
</file>

<file path=Object 3/content.xml><?xml version="1.0" encoding="utf-8"?>
<math xmlns="http://www.w3.org/1998/Math/MathML" display="block">
  <semantics>
    <mrow>
      <mrow>
        <mi>x</mi>
        <mo stretchy="false">∈</mo>
        <mrow>
          <mo stretchy="false">(</mo>
          <mo stretchy="false">−</mo>
          <mi>∞</mi>
        </mrow>
      </mrow>
      <mi>;</mi>
      <mn>0</mn>
      <mo stretchy="false">)</mo>
    </mrow>
    <annotation encoding="StarMath 5.0">{x  in  \( -∞ ;0  \)}</annotation>
  </semantics>
</math>
</file>